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60000007855D080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6cm"/>
    </style:style>
    <style:style style:name="gr2" style:family="graphic" style:parent-style-name="standard">
      <style:graphic-properties draw:stroke="none" draw:fill="none" fo:min-height="6.175cm"/>
    </style:style>
    <style:style style:name="gr3" style:family="graphic" style:parent-style-name="standard">
      <style:graphic-properties draw:stroke="none" draw:fill="none" fo:min-height="1.023cm"/>
    </style:style>
    <style:style style:name="gr4" style:family="graphic">
      <style:graphic-properties style:protect="siz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11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subtitle">
      <style:graphic-properties draw:fill-color="#ffffff" draw:auto-grow-height="true" fo:min-height="13.85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text-align="start"/>
    </style:style>
    <style:style style:name="P4" style:family="paragraph">
      <style:paragraph-properties fo:margin-left="1.27cm" fo:margin-right="0cm" fo:line-height="100%" fo:text-align="start" fo:text-indent="-1.27cm" style:punctuation-wrap="hanging" style:writing-mode="lr-tb">
        <style:tab-stops/>
      </style:paragraph-properties>
    </style:style>
    <style:style style:name="P5" style:family="paragraph">
      <style:paragraph-properties fo:margin-left="3.281cm" fo:margin-right="0cm" fo:line-height="100%" fo:text-align="start" fo:text-indent="-1.27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margin-left="0.953cm" fo:margin-right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align="start" fo:text-indent="0cm" style:punctuation-wrap="hanging" style:writing-mode="lr-tb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color="#00b1ac" style:text-line-through-style="none" style:text-position="0% 100%" fo:font-family="Verdana" style:font-family-generic="swiss" style:font-pitch="variable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Verdana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Verdana" style:font-family-generic="swiss" style:font-pitch="variable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line-through-style="none" style:text-position="0% 100%" fo:font-family="Verdana" style:font-family-generic="swis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Verdana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6cm" svg:height="2.31cm" svg:x="1.5cm" svg:y="4.69cm">
          <draw:text-box>
            <text:p text:style-name="P1"><text:span text:style-name="T1">Rollentätigkeit</text:span></text:p>
          </draw:text-box>
        </draw:frame>
        <draw:frame draw:style-name="gr2" draw:text-style-name="P1" draw:layer="layout" svg:width="18.115cm" svg:height="6.425cm" svg:x="1.5cm" svg:y="8cm">
          <draw:text-box>
            <text:p text:style-name="P1"><text:span text:style-name="T2">Kestutis Janavicius</text:span><text:span text:style-name="T3"><text:line-break/></text:span><text:span text:style-name="T2">Vertriebsmanager</text:span></text:p>
          </draw:text-box>
        </draw:frame>
        <draw:frame draw:style-name="gr3" draw:text-style-name="P2" draw:layer="layout" svg:width="5.421cm" svg:height="1.273cm" svg:x="1.579cm" svg:y="15.5cm">
          <draw:text-box>
            <text:p text:style-name="P2"><text:span text:style-name="T4">14.12.20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3.506cm" svg:x="1.4cm" svg:y="0.837cm" presentation:class="title">
          <draw:text-box>
            <text:p text:style-name="P3">Inhalt</text:p>
          </draw:text-box>
        </draw:frame>
        <draw:frame presentation:style-name="pr3" draw:layer="layout" svg:width="25.199cm" svg:height="13.859cm" svg:x="1.301cm" svg:y="5cm" presentation:class="outline" presentation:user-transformed="true">
          <draw:text-box>
            <text:list text:style-name="L3">
              <text:list-item>
                <text:p text:style-name="P4"><text:span text:style-name="T4">Zeitaufteilung</text:span></text:p>
              </text:list-item>
              <text:list-item>
                <text:p text:style-name="P5"><text:span text:style-name="T4">Bisherige Tätigkeiten</text:span></text:p>
              </text:list-item>
              <text:list-item>
                <text:p text:style-name="P5"><text:span text:style-name="T4">Erwartete Tätigkeiten</text:span></text:p>
              </text:list-item>
              <text:list-item>
                <text:p text:style-name="P5"><text:span text:style-name="T4">Statistik</text:span></text:p>
              </text:list-item>
              <text:list-item>
                <text:p text:style-name="P4"><text:span text:style-name="T4">Abhängigkeit von anderen Rollen</text:span></text:p>
              </text:list-item>
              <text:list-item>
                <text:p text:style-name="P4"><text:span text:style-name="T4">Selbstreflex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4">Bisherige Tätigkeiten</text:span></text:p>
          </draw:text-box>
        </draw:frame>
        <draw:frame presentation:style-name="pr3" draw:layer="layout" svg:width="12.296cm" svg:height="13.859cm" svg:x="1.4cm" svg:y="4.914cm" presentation:class="outline">
          <draw:text-box>
            <text:list text:style-name="L3">
              <text:list-header>
                <text:p text:style-name="P6"><text:span text:style-name="T4">Als Vertriebsmanager:</text:span></text:p>
              </text:list-header>
              <text:list-item>
                <text:p text:style-name="P6"><text:span text:style-name="T4">Kundengespräche führen</text:span></text:p>
              </text:list-item>
              <text:list-item>
                <text:p text:style-name="P6"><text:span text:style-name="T4">GUI Mockup vorstellen</text:span></text:p>
              </text:list-item>
              <text:list-item>
                <text:p text:style-name="P6"><text:span text:style-name="T4">Kunden auf dem neusten Stand halten</text:span></text:p>
              </text:list-item>
            </text:list>
          </draw:text-box>
        </draw:frame>
        <draw:frame presentation:style-name="pr3" draw:layer="layout" svg:width="12.296cm" svg:height="13.859cm" svg:x="14.311cm" svg:y="4.914cm" presentation:class="outline">
          <draw:text-box>
            <text:list text:style-name="L3">
              <text:list-header>
                <text:p><text:span text:style-name="T5">Sonstige Tätigkeiten:</text:span></text:p>
              </text:list-header>
              <text:list-item>
                <text:p><text:span text:style-name="T6">Erstellen des Mockups</text:span></text:p>
              </text:list-item>
              <text:list-item>
                <text:p><text:span text:style-name="T6">Überarbeitung des Mockups</text:span></text:p>
              </text:list-item>
              <text:list-item>
                <text:p><text:span text:style-name="T6">Routen zeichnung mit android</text:span></text:p>
              </text:list-item>
              <text:list-item>
                <text:p><text:span text:style-name="T6">Client implementieru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4">Erwartete Tätigkeiten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>Impelementierung</text:p>
                <text:p>Kunden "bei laune halten"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4">Zeitaufteilung</text:span></text:p>
          </draw:text-box>
        </draw:frame>
        <draw:frame presentation:style-name="pr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5" draw:text-style-name="P7" draw:layer="layout" svg:width="25.982cm" svg:height="3.175cm" svg:x="1.018cm" svg:y="9.325cm">
          <draw:image xlink:href="Pictures/10000000000003D60000007855D080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1"><text:span text:style-name="T4">Abhängigkeit von anderen Rollen</text:span></text:p>
          </draw:text-box>
        </draw:frame>
        <draw:frame presentation:style-name="pr3" draw:layer="layout" svg:width="25.199cm" svg:height="14.353cm" svg:x="1.4cm" svg:y="4.914cm" presentation:class="outline" presentation:user-transformed="true">
          <draw:text-box>
            <text:list text:style-name="L3">
              <text:list-header>
                <text:p text:style-name="P8"><text:span text:style-name="T4">Team ist abhängig von mir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Kundenwünsche möglichst detailliert an das Team weiter leiten</text:span></text:p>
                          </text:list-item>
                          <text:list-item>
                            <text:p text:style-name="P8"><text:span text:style-name="T4">Features die nicht in den Zeitrahmen passen dem Kunden ausreden/verschiebe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4"/></text:p>
                <text:p text:style-name="P8"><text:span text:style-name="T4">Abhängigkeit vom Team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Die Projektmanager müssen die aufgaben gerecht verteilen.</text:span></text:p>
                          </text:list-item>
                          <text:list-item>
                            <text:p text:style-name="P8"><text:span text:style-name="T4">Die aufgaben müssen rechtzeitig erledigt werden da sonst kein neues Kundengespräch möglich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4">Selbstreflexion</text:span>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4">Rolle wieder wählen?</text:span></text:p>
                                <text:p text:style-name="P6"><text:span text:style-name="T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><text:s text:c="5"/></text:span><text:span text:style-name="T7">Die Rolle entspricht genau meinen Vorstellungen.</text:span></text:p>
            <text:p text:style-name="P10"><text:span text:style-name="T7"><text:s text:c="5"/></text:span><text:span text:style-name="T7">Die mit den Kunden besprochenen Änderungen an der </text:span><text:span text:style-name="T7"><text:tab/></text:span><text:span text:style-name="T7"><text:tab/></text:span><text:span text:style-name="T7"> GUI konnte ich schnell umsetzten. </text:span></text:p>
            <text:p text:style-name="P10"><text:span text:style-name="T7"><text:s text:c="5"/></text:span><text:span text:style-name="T7">Da für die Rolle nicht so viele stunden draufgehen </text:span><text:span text:style-name="T7"><text:tab/></text:span><text:span text:style-name="T7"><text:tab/></text:span><text:span text:style-name="T7"> <text:s text:c="5"/>muss ich mehr in die Implementierung investieren. <text:s/></text:span></text:p>
            <text:p text:style-name="P10"><text:span text:style-name="T7"/></text:p>
            <text:p text:style-name="P11"><text:span text:style-name="T8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4"/></text:p>
                                <text:p text:style-name="P6"><text:span text:style-name="T4"/></text:p>
                                <text:p text:style-name="P6"><text:span text:style-name="T4"/></text:p>
                                <text:p text:style-name="P6"><text:span text:style-name="T4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1" draw:layer="layout" svg:width="5.905cm" svg:height="3.661cm" svg:x="2.595cm" svg:y="10.5cm">
          <draw:text-box>
            <text:p text:style-name="P1"><text:span text:style-name="T9">FH Aachen </text:span><text:span text:style-name="T9"><text:line-break/></text:span><text:span text:style-name="T9">Fachbereich 5</text:span><text:span text:style-name="T9"><text:line-break/></text:span><text:span text:style-name="T9">Kestutis Janavicius</text:span><text:span text:style-name="T9"><text:line-break/></text:span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7M58S</meta:editing-duration>
    <meta:editing-cycles>5</meta:editing-cycles>
    <meta:generator>OpenOffice/4.1.1$Win32 OpenOffice.org_project/411m6$Build-9775</meta:generator>
    <dc:date>2016-12-14T12:34:47.72</dc:date>
    <meta:document-statistic meta:object-count="55"/>
  </office:meta>
</office:document-meta>
</file>